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roman" style:font-pitch="variable"/>
    <style:font-face style:name="Verdana1" svg:font-family="Verdana" style:font-adornments="Обычный" style:font-family-generic="swiss" style:font-pitch="variable"/>
    <style:font-face style:name="monospace" svg:font-family="monospace, monospac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style:font-name="Verdana" fo:font-size="10pt" style:font-size-asian="10pt" style:font-size-complex="10pt"/>
    </style:style>
    <style:style style:name="P3" style:family="paragraph" style:parent-style-name="Text_20_body">
      <style:paragraph-properties fo:break-before="page" style:writing-mode="lr-tb"/>
      <style:text-properties officeooo:paragraph-rsid="0011f07a"/>
    </style:style>
    <style:style style:name="P4" style:family="paragraph" style:parent-style-name="Text_20_body">
      <style:paragraph-properties style:writing-mode="lr-tb"/>
      <style:text-properties fo:font-style="italic" style:font-style-asian="italic" style:font-style-complex="italic"/>
    </style:style>
    <style:style style:name="P5" style:family="paragraph" style:parent-style-name="Text_20_body">
      <style:text-properties officeooo:paragraph-rsid="001b7eb0"/>
    </style:style>
    <style:style style:name="P6" style:family="paragraph" style:parent-style-name="Text_20_body">
      <style:text-properties officeooo:paragraph-rsid="0032be92"/>
    </style:style>
    <style:style style:name="P7" style:family="paragraph" style:parent-style-name="Code">
      <style:paragraph-properties fo:break-before="page"/>
    </style:style>
    <style:style style:name="P8" style:family="paragraph" style:parent-style-name="Code">
      <style:text-properties officeooo:rsid="00571091" officeooo:paragraph-rsid="00572d10"/>
    </style:style>
    <style:style style:name="P9" style:family="paragraph" style:parent-style-name="Code">
      <style:text-properties officeooo:rsid="00572d10" officeooo:paragraph-rsid="00572d10"/>
    </style:style>
    <style:style style:name="P10" style:family="paragraph" style:parent-style-name="Code">
      <style:text-properties officeooo:rsid="0057a391" officeooo:paragraph-rsid="0057a391"/>
    </style:style>
    <style:style style:name="P11" style:family="paragraph" style:parent-style-name="Code">
      <style:text-properties officeooo:paragraph-rsid="0059efb4"/>
    </style:style>
    <style:style style:name="P12" style:family="paragraph" style:parent-style-name="Code">
      <style:text-properties officeooo:rsid="0059efb4" officeooo:paragraph-rsid="0059efb4"/>
    </style:style>
    <style:style style:name="P13" style:family="paragraph" style:parent-style-name="Heading_20_2" style:list-style-name="WWNum2"/>
    <style:style style:name="P14" style:family="paragraph" style:parent-style-name="Heading_20_2" style:list-style-name="WWNum2">
      <style:paragraph-properties fo:margin-top="0.353cm" fo:margin-bottom="0.212cm" style:contextual-spacing="false"/>
    </style:style>
    <style:style style:name="P15" style:family="paragraph" style:parent-style-name="Heading_20_2" style:list-style-name="WWNum1">
      <style:paragraph-properties fo:text-align="center" style:justify-single-word="false" style:writing-mode="lr-tb"/>
    </style:style>
    <style:style style:name="P16" style:family="paragraph" style:parent-style-name="Heading_20_3" style:list-style-name="WWNum1">
      <style:paragraph-properties fo:text-align="center" style:justify-single-word="false"/>
    </style:style>
    <style:style style:name="P17" style:family="paragraph" style:parent-style-name="Heading_20_5" style:list-style-name="WWNum2"/>
    <style:style style:name="P18" style:family="paragraph" style:parent-style-name="Heading_20_5" style:list-style-name="WWNum1">
      <style:paragraph-properties fo:margin-top="0.212cm" fo:margin-bottom="0.106cm" style:contextual-spacing="false"/>
    </style:style>
    <style:style style:name="P19" style:family="paragraph" style:parent-style-name="Heading_20_5">
      <style:text-properties officeooo:rsid="001aa72b" officeooo:paragraph-rsid="001b7eb0"/>
    </style:style>
    <style:style style:name="P20" style:family="paragraph" style:parent-style-name="Heading_20_5">
      <style:text-properties officeooo:rsid="0036167a" officeooo:paragraph-rsid="0036167a"/>
    </style:style>
    <style:style style:name="P21" style:family="paragraph" style:parent-style-name="Heading_20_5">
      <style:text-properties officeooo:rsid="0043b0e8" officeooo:paragraph-rsid="0043b0e8"/>
    </style:style>
    <style:style style:name="P22" style:family="paragraph" style:parent-style-name="Text_20_body" style:list-style-name="WWNum2"/>
    <style:style style:name="P23" style:family="paragraph" style:parent-style-name="Text_20_body">
      <style:text-properties officeooo:paragraph-rsid="0036167a"/>
    </style:style>
    <style:style style:name="P24" style:family="paragraph" style:parent-style-name="Text_20_body">
      <style:text-properties officeooo:rsid="00170836" officeooo:paragraph-rsid="0043b0e8"/>
    </style:style>
    <style:style style:name="P25" style:family="paragraph" style:parent-style-name="Text_20_body">
      <style:text-properties officeooo:rsid="0048d2e0" officeooo:paragraph-rsid="004ad9d5"/>
    </style:style>
    <style:style style:name="P26" style:family="paragraph" style:parent-style-name="Text_20_body">
      <style:text-properties officeooo:rsid="004ad9d5" officeooo:paragraph-rsid="004ad9d5"/>
    </style:style>
    <style:style style:name="P27" style:family="paragraph" style:parent-style-name="Text_20_body">
      <style:text-properties officeooo:rsid="004c0685" officeooo:paragraph-rsid="004c0685"/>
    </style:style>
    <style:style style:name="P28" style:family="paragraph" style:parent-style-name="Text_20_body">
      <style:text-properties officeooo:rsid="004de10d" officeooo:paragraph-rsid="004de10d"/>
    </style:style>
    <style:style style:name="P29" style:family="paragraph" style:parent-style-name="Text_20_body">
      <style:text-properties officeooo:rsid="004e6eb1" officeooo:paragraph-rsid="004e6eb1"/>
    </style:style>
    <style:style style:name="P30" style:family="paragraph" style:parent-style-name="Text_20_body" style:list-style-name="L1">
      <style:text-properties officeooo:rsid="004e6eb1" officeooo:paragraph-rsid="004e6eb1"/>
    </style:style>
    <style:style style:name="P31" style:family="paragraph" style:parent-style-name="Text_20_body" style:list-style-name="L1">
      <style:text-properties officeooo:paragraph-rsid="004e6eb1"/>
    </style:style>
    <style:style style:name="P32" style:family="paragraph" style:parent-style-name="Text_20_body">
      <style:text-properties officeooo:rsid="004fa91f" officeooo:paragraph-rsid="004fa91f"/>
    </style:style>
    <style:style style:name="P33" style:family="paragraph" style:parent-style-name="Text_20_body">
      <style:text-properties officeooo:rsid="00517e70" officeooo:paragraph-rsid="00517e70"/>
    </style:style>
    <style:style style:name="P34" style:family="paragraph" style:parent-style-name="Text_20_body">
      <style:text-properties officeooo:rsid="005181a9" officeooo:paragraph-rsid="005181a9"/>
    </style:style>
    <style:style style:name="P35" style:family="paragraph" style:parent-style-name="Text_20_body">
      <style:text-properties officeooo:rsid="0051d9bd" officeooo:paragraph-rsid="0051d9bd"/>
    </style:style>
    <style:style style:name="P36" style:family="paragraph" style:parent-style-name="Text_20_body">
      <style:text-properties officeooo:rsid="00523b8c" officeooo:paragraph-rsid="00523b8c"/>
    </style:style>
    <style:style style:name="P37" style:family="paragraph" style:parent-style-name="Text_20_body">
      <style:text-properties officeooo:rsid="0052457c" officeooo:paragraph-rsid="0052457c"/>
    </style:style>
    <style:style style:name="P38" style:family="paragraph" style:parent-style-name="Text_20_body">
      <style:text-properties officeooo:rsid="00561b57" officeooo:paragraph-rsid="00561b57"/>
    </style:style>
    <style:style style:name="T1" style:family="text">
      <style:text-properties fo:color="#ff0000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language="ru" fo:country="RU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2be92" style:font-style-asian="italic" style:font-style-complex="italic"/>
    </style:style>
    <style:style style:name="T8" style:family="text">
      <style:text-properties fo:font-style="italic" officeooo:rsid="00354668" style:font-style-asian="italic" style:font-style-complex="italic"/>
    </style:style>
    <style:style style:name="T9" style:family="text">
      <style:text-properties fo:font-style="italic" officeooo:rsid="00437f95" style:font-style-asian="italic" style:font-style-complex="italic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officeooo:rsid="0011f07a"/>
    </style:style>
    <style:style style:name="T12" style:family="text">
      <style:text-properties officeooo:rsid="0013978d"/>
    </style:style>
    <style:style style:name="T13" style:family="text">
      <style:text-properties officeooo:rsid="00170836"/>
    </style:style>
    <style:style style:name="T14" style:family="text">
      <style:text-properties style:text-underline-style="none" officeooo:rsid="00170836"/>
    </style:style>
    <style:style style:name="T15" style:family="text">
      <style:text-properties fo:font-weight="normal" officeooo:rsid="001aa72b" style:font-weight-asian="normal" style:font-weight-complex="normal"/>
    </style:style>
    <style:style style:name="T16" style:family="text">
      <style:text-properties fo:font-weight="normal" officeooo:rsid="003a7ef1" style:font-weight-asian="normal" style:font-weight-complex="normal"/>
    </style:style>
    <style:style style:name="T17" style:family="text">
      <style:text-properties fo:font-weight="normal" officeooo:rsid="003e170e" style:font-weight-asian="normal" style:font-weight-complex="normal"/>
    </style:style>
    <style:style style:name="T18" style:family="text">
      <style:text-properties fo:font-weight="normal" officeooo:rsid="003f99e4" style:font-weight-asian="normal" style:font-weight-complex="normal"/>
    </style:style>
    <style:style style:name="T19" style:family="text">
      <style:text-properties fo:font-weight="normal" officeooo:rsid="0040a5c1" style:font-weight-asian="normal" style:font-weight-complex="normal"/>
    </style:style>
    <style:style style:name="T20" style:family="text">
      <style:text-properties officeooo:rsid="001b7eb0"/>
    </style:style>
    <style:style style:name="T21" style:family="text">
      <style:text-properties officeooo:rsid="002664c5"/>
    </style:style>
    <style:style style:name="T22" style:family="text">
      <style:text-properties officeooo:rsid="002f1cc8"/>
    </style:style>
    <style:style style:name="T23" style:family="text">
      <style:text-properties officeooo:rsid="0032be92"/>
    </style:style>
    <style:style style:name="T24" style:family="text">
      <style:text-properties officeooo:rsid="0043b0e8"/>
    </style:style>
    <style:style style:name="T25" style:family="text">
      <style:text-properties officeooo:rsid="0047eb9c"/>
    </style:style>
    <style:style style:name="T26" style:family="text">
      <style:text-properties officeooo:rsid="004ad9d5"/>
    </style:style>
    <style:style style:name="T27" style:family="text">
      <style:text-properties officeooo:rsid="004c0685"/>
    </style:style>
    <style:style style:name="T28" style:family="text">
      <style:text-properties officeooo:rsid="004e6eb1"/>
    </style:style>
    <style:style style:name="T29" style:family="text">
      <style:text-properties officeooo:rsid="004fa91f"/>
    </style:style>
    <style:style style:name="T30" style:family="text">
      <style:text-properties officeooo:rsid="0052457c"/>
    </style:style>
    <style:style style:name="T31" style:family="text">
      <style:text-properties officeooo:rsid="00571091"/>
    </style:style>
    <style:style style:name="T32" style:family="text">
      <style:text-properties officeooo:rsid="0059ef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list>
            <text:list-item>
              <text:h text:style-name="P14" text:outline-level="2">Введение</text:h>
            </text:list-item>
          </text:list>
        </text:list-item>
        <text:list-item>
          <text:p text:style-name="P22"><text:tab/>Хранилища данных являются неотъемлемой частью многих клиентских приложений. Они обеспечивают структурированное хранение данных и возможность определения схем. Реляционные базы данных, такие как PostgreSQL, широко используются для этой цели.</text:p>
        </text:list-item>
        <text:list-item>
          <text:p text:style-name="P22"><text:tab/>Однако <text:span text:style-name="T1">требования к </text:span>приложени<text:span text:style-name="T1">ю</text:span> могут изменяться со временем, что приводит к изменению структуры базы данных, которую они используют. Версионные миграции представляют практичный и распространенный подход к управлению структурами баз данных. </text:p>
          <text:list>
            <text:list-item>
              <text:h text:style-name="P17" text:outline-level="5">Что такое миграции?</text:h>
            </text:list-item>
          </text:list>
        </text:list-item>
        <text:list-item>
          <text:p text:style-name="P22"><text:tab/>Каждая миграция – это скрипт, который изменяет версию схемы данных. Обычно каждый скрипт соответствует определенной версии приложения, которое работает с этой базой данных и требует определенной структуры данных. Миграции позволяют управлять изменением структуры базы данных вместе с изменениями в приложении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7" text:outline-level="5">Риски<text:span text:style-name="T1">,</text:span> связанные с миграциями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tab/>Хотя миграции представляют собой практичный и распространенный подход к управлению структурами баз данных, они также подвержены ошибкам. Некоторые из этих ошибок могут быть отслежены путем применения миграции <text:span text:style-name="T30">к</text:span><text:span text:style-name="T1"> </text:span>базе, которая не содержит никаких данных, кроме тех что были созданы при предыдущей миграции.</text:p>
        </text:list-item>
        <text:list-item>
          <text:p text:style-name="P22"><text:tab/>Однако существуют ошибки, связанные с изменением статического арбитража, которые невозможно проверить при отсутствии данных в таблицах. Статический арбитраж – это набор проверок и ограничений, применяемых к данным при их добавлении, модификации и удалении. Он включает в себя такие элементы, как вторичные ключи, <text:span text:style-name="T2">типы колонок и их атрибуты</text:span>. Эти ограничения могут гарантировать правильность данных и обеспечить их корректное использование.</text:p>
        </text:list-item>
        <text:list-item>
          <text:p text:style-name="P22"><text:tab/>Поэтому ошибки, связанные с изменением статического арбитража или некорректным представлением о <text:span text:style-name="T2">консистентности</text:span> уже существующих данных, могут быть наиболее сложными для отслеживания. При работе с версионными миграциями необходимо учитывать эти риски и тщательно проверять каждый скрипт для обеспечения сохранения целостности и достоверности данных.</text:p>
        </text:list-item>
        <text:list-item>
          <text:h text:style-name="P13" text:outline-level="2">Постановка <text:s/>задачи</text:h>
        </text:list-item>
        <text:list-item>
          <text:p text:style-name="P22"><text:tab/>Для отслеживания ошибок, возникающих в процессе миграций баз данных, существуют различные подходы, например статический и динамический анализ скриптов миграции.</text:p>
        </text:list-item>
        <text:list-item>
          <text:p text:style-name="P22"><text:tab/>Статический анализ скриптов миграции заключается в том, что для поиска ошибок используется только SQL код скрипта. В данном случае не требуется наличи<text:span text:style-name="T1">я</text:span> рабочей базы данных, на которой будут применяться данные скрипты. Однако<text:span text:style-name="T3">,</text:span> при статическом анализе доступны только сами скрипты, и весь процесс создания <text:soft-page-break/>структуры базы данных должен быть проделан отдельно от самой базы. Это невероятно трудоемко, потому что придется полностью реализовывать логику работы базы данных, однако данный подход имеет и свои преимущества. Так, например, каждая миграция будет разбираться пошагово, и все изменения будут легко отследить.</text:p>
        </text:list-item>
        <text:list-item>
          <text:p text:style-name="P22"><text:tab/>Динамический анализ скриптов миграции, в свою очередь, требует наличия рабочей базы данных. При этом достаточно знать только версии скриптов миграции, без необходимости анализировать их содержимое. Таким образом<text:span text:style-name="T1">,</text:span> динамический анализ избавляет от необходимости проделывать ту же работу по созданию схемы данных, <text:span text:style-name="T2">которую делает сама база</text:span>. Однако данный подход имеет свои недостатки: из-за того, что имеется всего два состояния базы данных – до и после миграции, локализация ошибок может быть затруднена.</text:p>
        </text:list-item>
        <text:list-item>
          <text:p text:style-name="P22"><text:tab/>Одной из основных причин ошибок применения миграции является неправильная манипуляция данными. Это может произойти, например, при добавлении ограничения NOT NULL для столбца таблицы, котор<text:span text:style-name="T1">ый </text:span>ранее не был<text:span text:style-name="T3">а</text:span> проверен<text:span text:style-name="T3">а</text:span> на наличие записей со значением NULL. Такая ситуация представляет собой простой пример возможных ошибок, которые могут возникнуть в процессе миграции. Если же мы говорим о более сложных изменениях в структуре базы данных, таких как добавление и разделение таблиц, то обнаружение ошибок будет намного сложнее, так как для проверки потребуются специфичные данные, которые будут находиться в базе до применения миграции. </text:p>
        </text:list-item>
        <text:list-item>
          <text:p text:style-name="P22"><text:tab/>Несмотря на то, что успешное применение миграций может показаться достаточным для обеспечения корректности и целостности данных, на деле это не всегда так. При работе с данными всегда существует определенный риск потери информации или ее неправильного изменения, но такие ошибки практически невозможно отследить без ручной проверки.</text:p>
        </text:list-item>
        <text:list-item>
          <text:p text:style-name="P22"><text:tab/>Помимо миграций "вверх", которые повышают версию базы данных, также существуют миграции "вниз", которые понижают версию. Требования к миграциям "вниз" те же, что и к миграциям "вверх". Они должны корректно изменять схему и гарантировать миграцию данных. Если миграции "вверх" и "вниз" для одной и той же версии структуры базы данных биективны относительно друг друга, то есть возможность проверять как корректность миграции схемы, так и корректность миграции данных.</text:p>
        </text:list-item>
        <text:list-item>
          <text:p text:style-name="P22"><text:tab/>Важно отметить, что не все ограничения явно описаны в самой структуре базы данных, некоторые из них обеспечиваются работой приложения, использующего базу данных. Например, добавление ограничения NOT NULL для столбца не обязательно вызовет ошибку на реальной базе.</text:p>
        </text:list-item>
        <text:list-item>
          <text:p text:style-name="P22"><text:tab/>Объединяя все вышесказанное, можно сформулировать требования для системы автоматического тестирования версионных миграций: система должна выявлять потенциальные проблемы в процессе применения миграций при помощи динамического анализа скриптов с использованием экземпляра базы данных.</text:p>
          <text:list>
            <text:list-item>
              <text:h text:style-name="P13" text:outline-level="2"><text:soft-page-break/>Метод решения</text:h>
            </text:list-item>
          </text:list>
        </text:list-item>
        <text:list-item>
          <text:p text:style-name="P22"><text:tab/>Для выявления ошибок миграции, связанных с некорректным изменением статического арбитража, необходимо наличие данных в базе на момент миграции. Однако возникает проблема генерации таких данных при отсутствии реверс-инжиниринга базы данных. Решением может быть генерация данных исходя из описания таблиц, колонок и связей, но данный способ имеет свои сложности.</text:p>
        </text:list-item>
        <text:list-item>
          <text:p text:style-name="P22"><text:tab/>Например, в случае динамического арбитража, который часто реализуется при помощи триггеров и генерируемых колонок, необходимо проверить всю логику работы триггера, который может содержать в себе практически любые SQL команды. <text:s/>Следовательно, чтобы проверить условия для добавления данных<text:span text:style-name="T1">,</text:span> нужно полностью повторить логику работы базы данных. Следует заметить, что динамический арбитраж - это только один из ярких примеров. Статический арбитраж <text:span text:style-name="T1">также</text:span> может усложнить процесс генерации корректных данных, требуя наличия специфических ограничений, например если таблицы циклически связаны индексами.</text:p>
        </text:list-item>
        <text:list-item>
          <text:p text:style-name="P22"><text:tab/><text:span text:style-name="T4">Таким образом, генерация и последующая вставка данных является задачей нетривиальной из-за множества факторов, связанных с внутренней логикой работы самой базы данных. Также сгенерированные данные могут быть неконсистентными по сравнению с теми данными, которые на самом деле будут находиться в базе вследствие работы приложения, и в этом случае проблема намного глубже. Так что вместо генерации данных будет намного более предпочтительным вариантом (1), если для тестирования миграций будут использоваться отдельные скрипты, которые будут заполнять базу в соответствии с её текущей структурой. Этот метод является более эффективным, потому что изначально в базу не будут добавлены данные, которые не предусмотрены логикой работы приложения. Более того, имея доступ к базе данных до и после миграции можно использовать внутренние служебные таблицы PostgreSQL для обнаружения неиспользуемых связей и неполноты охвата множества возможных значений для отдельных колонок.</text:span></text:p>
          <text:list>
            <text:list-item>
              <text:h text:style-name="P13" text:outline-level="2">Подсчет общего количества данных в связанных таблицах</text:h>
            </text:list-item>
          </text:list>
        </text:list-item>
        <text:list-item>
          <text:p text:style-name="P22"><text:tab/>Если все возможные связи таблиц будут иметь записи, то количество общих записей составит примерно O(n^2), где n является количеством связанных таблиц.</text:p>
        </text:list-item>
        <text:list-item>
          <text:p text:style-name="P22"><text:tab/>Кроме того, каждая из возможных связей таблиц должна содержать особые подмножества значений для отдельных колонок. Например, для колонки без ограничения NOT NULL должна быть предусм<text:span text:style-name="T4">отрена запись с NULL значением. Также для REAL-колонки значения должны включать +INFINITY, -INFINITY, NaN.</text:span></text:p>
          <text:list>
            <text:list-item>
              <text:p text:style-name="P22"><text:span text:style-name="T5"><text:tab/>Таким образом, общее количество данных с учетом возможных значений отдельных колонок будет составлять </text:span><draw:frame draw:style-name="fr2" draw:name="Объект1" text:anchor-type="as-char" svg:width="2.454cm" svg:height="0.61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, где m — количество колонок в таблице, а k — количество определенных контрольных значений из множества значений конкретной колонки. На практике k — потенциально небольшая постоянная.</text:span><text:span text:style-name="T4"/></text:p>
            </text:list-item>
          </text:list>
        </text:list-item>
      </text:list>
      <text:list xml:id="list87132727" text:style-name="WWNum1">
        <text:list-item>
          <text:list>
            <text:list-item>
              <text:h text:style-name="P15" text:outline-level="2"><text:soft-page-break/>Проверка заполненности базы</text:h>
            </text:list-item>
          </text:list>
        </text:list-item>
      </text:list>
      <text:p text:style-name="P1"><text:tab/>В PostgreSQL служебные таблицы предоставляют различную информацию о базе данных, такую как информация о таблицах, индексах, связях таблиц, типах колонок и других статических ограничениях.</text:p>
      <text:p text:style-name="P1"><text:tab/>Имея доступ к этой информации и к данным, находящимся в проверяемых таблицах, можно простым обходом всех записей проверять существование всех возможных связей между таблицами, а также проверить возможные значения отдельных колонок на наличие уникальных и краевых значений.</text:p>
      <text:p text:style-name="P1"><text:tab/>Основываясь на результатах анализа данных текущей структуры таблиц и связей, можно сгенерировать отчет об охвате возможных комбинаций связей данных и их значений. Результат анализа можно использовать для добавления новых данных и увеличения охвата возможных ситуаций изменения этих данных.</text:p>
      <text:p text:style-name="P1"/>
      <text:p text:style-name="P1"/>
      <text:p text:style-name="Text_20_body">======</text:p>
      <text:p text:style-name="Text_20_body">Полагаю, тема вполне серьёзная и актуальная. Действительно, из-за возможной некорректности базы данных после очередного изменения структуры возникает риск ошибки в приложении, и если оно критически важное, потери могут быть слишком велики. Так что игра стоит свеч, пусть хоть это будет.</text:p>
      <text:p text:style-name="Text_20_body"/>
      <text:p text:style-name="Text_20_body">Далее, то, что Вы говорите об общем количестве данных, обсуждается при исследовании программ при их тестировании. Количество вариантов получается слишком большим, и без автоматической генерации не обойтись. Надо только пояснить, что и по какой причине Вы генерируете.</text:p>
      <text:p text:style-name="Text_20_body"/>
      <text:p text:style-name="Text_20_body">Что касается Вашего предложения (1), я его понимаю как предложение заполнить БД заведомо корректными данными и на них проверить работу. Для БД, в отличие от программ, это обосновано, но не в случае изменения структуры. Здесь может быть что угодно. Но мы знаем, что будет изменено, и будем действовать целенаправленно.</text:p>
      <text:p text:style-name="Text_20_body"/>
      <text:p text:style-name="P1">Возможно, я что-то неправильно понял: текст слишком короткий, но считаю дальнейшее продвижение и обсуждение в любом случае полезным.</text:p>
      <text:p text:style-name="P1"/>
      <text:p text:style-name="P3"><text:tab/>Рассмотрев возможность автоматической генерации данных, я пришел к выводу, что в общем случае невозможно создать абсолютно корректные искусственные данные. Это связано с тем, что клиентское приложение, которое работает с базой данных, контролирует добавление данных. Следовательно, для автоматической генерации искусственных данных необходимо разработать специальное приложение, которое содержит всю необходимую логику работы с базой, подобную той, которая есть в клиентском приложении.</text:p>
      <text:p text:style-name="P1"><text:tab/>Однако, если отбросить идею создания абсолютно корректных данных, можно ограничиться созданием SQL-скриптов. Такие скрипты будут содержать предположительно верные команды для добавления данных. Этот метод значительно упростит создание искусственно заполненной базы и не ограничит разработчика в <text:s/>изменении предложенных данных.</text:p>
      <text:p text:style-name="P1"><text:tab/>Если использовать такой подход, то он неплохо соотносится с моим предложением об использовании скриптов для заполнения базы. Хотя в таком случае возможно добавление изначально некорректных данных, но подобную ошибку может обнаружить только человек, который имеет доступ к структуре базы и представление о том, как клиентское приложение должно с ней взаимодействовать. В таком случае только ручная валидация данных может обнаружить некорректные данные, которые не предусмотрены логикой приложения.</text:p>
      <text:p text:style-name="P1"><text:tab/>Касательно Ваших слов «<text:span text:style-name="T6">Но мы знаем, что будет изменено, и будем действовать целенаправленно</text:span>». Я не исследую сам скрипт миграции, потому что он может содержать <text:span text:style-name="T12">сложно анализируемую логику</text:span>, кото<text:span text:style-name="T12">рую</text:span> весьма проблематично обработать автоматически.</text:p>
      <text:p text:style-name="P1"><text:tab/>Я основываю свою идею проверки миграций на концепции черного ящика: даже без конкретной информации о предстоящих изменениях можно предположить, какие из этих изменений могут вызвать ошибку. Например, добавление UNIQUE или NOT NULL ограничений без предварительной проверки может вызвать ошибку. Либо изменение типа колонки с TEXT на VARCHAR(255) без проверки на максимальный размер уже находящихся в таблице записей.</text:p>
      <text:p text:style-name="P4"><text:tab/>Не знаю как лучше обосновать то, что таблицы должны быть заполнены данными.</text:p>
      <text:list xml:id="list194614566976538" text:continue-numbering="true" text:style-name="WWNum1">
        <text:list-item>
          <text:list>
            <text:list-item>
              <text:list>
                <text:list-item>
                  <text:h text:style-name="P16" text:outline-level="3"><text:s text:c="11"/>Вставка <text:s/>генерируемых данных</text:h>
                </text:list-item>
              </text:list>
            </text:list-item>
          </text:list>
        </text:list-item>
      </text:list>
      <text:p text:style-name="P1"><text:tab/>Существующие связи между таблицами не позволяют заполнять их в произвольном порядке, так как индексы гарантируют, что в базе не существует связей, <text:s/>которые ссылаются на ещё не добавленные данные. В общем виде связи между таблицами представляют собой направленный мультиграф с одной или несколькими компонентами связности, где направление обозначает связь между родительской и дочерней таблицей. То есть при заполнении таблиц нужно учитывать множественные связи между таблицами и циклически связанные таблицы.</text:p>
      <text:list xml:id="list19461489295104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8" text:outline-level="5"><text:soft-page-break/>Циклически связанные таблицы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Важно отметить, что цикл <text:span text:style-name="T12">из таблиц, </text:span><text:s/>связанны<text:span text:style-name="T12">х</text:span> <text:span text:style-name="T12">соотношением </text:span>1:N явл<text:span text:style-name="T12">яется вырожденным, так как в</text:span> <text:span text:style-name="T12">такой цикл невозможно добавить новые данные, если все таблицы изначально пустые</text:span>. Работа с циклически связанными таблицами затруднительна и скорее всего является ошибкой проектирования.</text:p>
      <text:p text:style-name="P1"><text:tab/>Для демонстрации возможности создания циклически связанных таблиц со связями 1:N, можно рассмотреть следующий SQL-код:</text:p>
      <text:p text:style-name="P2"/>
      <text:p text:style-name="Code">CREATE TABLE a(id INTEGER PRIMARY KEY);<text:span text:style-name="T10"/></text:p>
      <text:p text:style-name="Code">CREATE TABLE b(id INTEGER PRIMARY KEY);<text:span text:style-name="T10"/></text:p>
      <text:p text:style-name="Code"/>
      <text:p text:style-name="Code">INSERT INTO b (id) VALUES (1);<text:span text:style-name="T10"/></text:p>
      <text:p text:style-name="Code">INSERT INTO a (id) VALUES (1);<text:span text:style-name="T10"/></text:p>
      <text:p text:style-name="Code"/>
      <text:p text:style-name="Code">ALTER TABLE a ADD COLUMN val_a INTEGER NOT NULL REFERENCES b(id) DEFAULT 1;<text:span text:style-name="T10"/></text:p>
      <text:p text:style-name="Code">ALTER TABLE b ADD COLUMN val_b INTEGER NOT NULL REFERENCES a(id) DEFAULT 1;<text:span text:style-name="T10"/></text:p>
      <text:p text:style-name="P1"/>
      <text:p text:style-name="P1"><text:tab/>Даже если в цикле есть хотя бы одна связь 0-1:N, где внешний ключ может быть NULL, <text:span text:style-name="T12">целесообразность </text:span>использовани<text:span text:style-name="T12">я </text:span>цикла все равно весьма сомнительно.<text:tab/></text:p>
      <text:p text:style-name="P1"><text:tab/>Таким образом я пришел к выводу что не нужно генерировать данные для циклически связанных таблиц — <text:span text:style-name="T12">это не имеет смысла, потому что </text:span>для взаимодействия с каждым циклом нужна своя уникальная логика.</text:p>
      <text:list xml:id="list19461633259907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Заполнение без учета циклов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Если <text:span text:style-name="T12">не рассматривать циклически связанные </text:span>таблиц<text:span text:style-name="T12">ы</text:span>, то можно определить порядок обхода вершин. <text:span text:style-name="T12">Можно использовать </text:span>алгоритм обхода, похож<text:span text:style-name="T12">ий</text:span> на поиск в глубин<text:span text:style-name="T12">у. Различие с оригинальным алгоритмом будет заключаться в том, что </text:span>на <text:span text:style-name="T12">последующей </text:span>итерации не всегда <text:span text:style-name="T12">будет выбираться </text:span>смежная вершина. На каждой итерации алгоритма <text:span text:style-name="T12">будет </text:span>выбира<text:span text:style-name="T12">ться</text:span> вершина, которая не имеет зависимостей от ещё не пройденных вершин. Таким образом, можно определить порядок заполнения таблиц при условии отсутствия циклических связей.</text:p>
      <text:list xml:id="list19461495693163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9" text:outline-level="5">Принцип генерации данных через определение набора требований 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tab/><text:span text:style-name="T11">Ранее я неверно подсчитал </text:span><text:span text:style-name="T12">общее </text:span><text:span text:style-name="T11">количество записей, </text:span><text:span text:style-name="T12">необходимых </text:span><text:span text:style-name="T11">для покрытия всех возможных сочетаний связей. Общее количество записей </text:span><text:span text:style-name="T12">в таком случае </text:span><text:span text:style-name="T11">будет </text:span><text:span text:style-name="T12">им</text:span><text:span text:style-name="T13">е</text:span><text:span text:style-name="T12">ть ассимптотику </text:span><text:span text:style-name="T11"><draw:frame draw:style-name="fr1" draw:name="Объект2" text:anchor-type="as-char" svg:y="-0.437cm" svg:width="1.542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">, где m — количество </text:span><text:span text:style-name="T13">записей во внешней таблице</text:span><text:span text:style-name="T11">, </text:span><text:span text:style-name="T13">n</text:span><text:span text:style-name="T11"> — количество </text:span><text:span text:style-name="T14">внешних ключей в таблице</text:span><text:span text:style-name="T11">, </text:span><text:span text:style-name="T13">k</text:span><text:span text:style-name="T11"> — количество таблиц. Таким образом</text:span>, нецелесообразно генерировать данные для всех возможных сочетаний, так как это может привести к экспоненциальному росту объема данных и затруднить отслеживание корректности изменений.</text:p>
      <text:p text:style-name="P6"><text:span text:style-name="T20"><text:tab/>Д</text:span>ля минимизации объема генерируемых данных <text:span text:style-name="T20">необходимо</text:span> определить набор требований, которым должны удовлетворять эти данные. В связи с этим, для каждой колонки нужно учитывать ее тип и атрибуты при генерации данных. Например, для колонки типа VARCHAR(255) без ограничения на уникальность и с допустимыми NULL значениями, можно сгенерировать пустую строку, строку длины 25<text:span text:style-name="T22">5, </text:span><text:span text:style-name="T23">строку с </text:span><text:soft-page-break/><text:span text:style-name="T23">дублирующим значением</text:span><text:span text:style-name="T22"> </text:span>и NULL значение. <text:span text:style-name="T23">Такой способ не сможет покрыть все возможные случаи, так как не гарантирует полноту множества возможных значений, но </text:span>учитыва<text:span text:style-name="T23">ет</text:span> особенности <text:span text:style-name="T23">этого множества, что позволит </text:span>избе<text:span text:style-name="T23">гать</text:span> типичных ошибок при работе с данными. <text:span text:style-name="T21">Набор требований для таблицы будет включать в себя наборы требований для всех колонок.</text:span></text:p>
      <text:p text:style-name="P5"><text:tab/><text:span text:style-name="T7">К сожалению я не придумал способа, который позволяет дополнять требования для генерируемых данных. </text:span><text:span text:style-name="T8">Предполагаю что это должен быть либо конфигурационный файл, либо </text:span><text:span text:style-name="T9">специальный </text:span><text:span text:style-name="T8">язык описания условий. </text:span><text:span text:style-name="T7">Сейчас я просто не могу предположить, какие </text:span><text:span text:style-name="T8">требования нужно добавлять таким способом.</text:span></text:p>
      <text:list xml:id="list19461503878778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0" text:outline-level="5">Определение множества значений для генерируемых данных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15"><text:tab/></text:span><text:span text:style-name="T17">П</text:span><text:span text:style-name="T16">ри генерации значений столбца необходимо учитывать не только специфичные значения, но и более «обычные» варианты. Рандомная генерация может привести к нежелательным результатам, поэтому лучше использовать заранее приготовленн</text:span><text:span text:style-name="T17">ое множество</text:span><text:span text:style-name="T16"> значений </text:span><text:span text:style-name="T17">для типа </text:span><text:span text:style-name="T16">или итеративный подход для получения следующего значения.</text:span></text:p>
      <text:p text:style-name="P23"><text:span text:style-name="T16"><text:tab/></text:span><text:span text:style-name="T17">Например для</text:span><text:span text:style-name="T16"> колонки типа INTEGER с возможными NULL значениями будет определен следующий порядок генерируемых значений: NULL, 0, -1, 1, 2147483647, 2, 3, 4, … . Для практически всех базовых типов postgresql можно применять итеративный подход для получения следующего допустимого значения. Однако для </text:span><text:span text:style-name="T17">некоторых </text:span><text:span text:style-name="T16">типов, таких как JSON, XML, TEXT, CIDR, ARRAY, RANGE, DOMAIN, и нескольких других, </text:span><text:span text:style-name="T18">нужно </text:span><text:span text:style-name="T16">заранее определ</text:span><text:span text:style-name="T18">ять</text:span><text:span text:style-name="T16"> множество допустимых значений, </text:span><text:span text:style-name="T18">например </text:span><text:span text:style-name="T16">с помощью конфигурационного файла.</text:span></text:p>
      <text:p text:style-name="P23"><text:span text:style-name="T16"><text:tab/>В postgresql также возможно добавление пользовательских типов, таких как ENUM, COMPOSITE </text:span><text:span text:style-name="T19">и основанных на типах</text:span><text:span text:style-name="T16"> DOMAIN и RANGE, из которых только для ENUM можно использовать все возможные значения типа. Более того, можно добавить требование, чтобы все значения ENUM присутствовали в таблице.</text:span></text:p>
      <text:list xml:id="list19461618519886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1" text:outline-level="5">Ограничение CHECK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tab/>В настоящее время я не рассматриваю <text:span text:style-name="T24">обработку </text:span>ограничения CHECK, поскольку оно проявляет поведение, более близкое к динамическому арбитражу, чем к статическим ограничениям. Если в условии используется ограничение CHECK, <text:span text:style-name="T24">то</text:span> слишком сложно выделить множество возможных значений, удовлетворяющих этому условию. Кроме того, такое условие может обращаться сразу к нескольким колонкам, что также увеличивает сложность его применения.</text:p>
      <text:list xml:id="list194616340601857" text:continue-numbering="true" text:style-name="WWNum1">
        <text:list-item>
          <text:list>
            <text:list-item>
              <text:h text:style-name="Heading_20_2" text:outline-level="2">А<text:span text:style-name="T25">лгоритм генерации данных</text:span></text:h>
            </text:list-item>
          </text:list>
        </text:list-item>
      </text:list>
      <text:p text:style-name="Text_20_body"><text:tab/><text:span text:style-name="T25">Для начала нужно получить граф связей между таблицами, используя служебные таблицы postgresql. Построенный граф проверяется на наличие циклических связей, и при их отсустствии начинается генерация данных.</text:span></text:p>
      <text:p text:style-name="Text_20_body"><text:tab/><text:span text:style-name="T25">Находится таблица, не зависящая от записей в других таблицах и для нее генерируются данные.</text:span></text:p>
      <text:p text:style-name="Text_20_body"><text:soft-page-break/><text:tab/><text:span text:style-name="T25">Для каждой таблицы известны её индексы, внешние связи, ограничения уникальности, имена колонок, их типы и ограничения.</text:span></text:p>
      <text:p text:style-name="Text_20_body"/>
      <text:p text:style-name="P25">Каждая запись генерируется отдельно, последовательно по колонкам. <text:span text:style-name="T26">Если текущая колонка — внешний ключ, то допустимые значения этой колонки находятся в уже сгенерированных данных. Если же колонка не является внешним ключом, то генерируется следующее значение.</text:span></text:p>
      <text:p text:style-name="P25"/>
      <text:p text:style-name="P25"><text:tab/><text:span text:style-name="T27">При генерации данных для таблицы, имеющей внешние связи возможна ситуация, когда невозможно сгенерировать данные, удовлетворяющие всем требованиям, определенным для текущей таблицы из за недостающего количества записей в родительской таблице. Либо когда ограничения самой таблицы не позволяют создать в ней записи больше определенного количества. Например если в таблице содержится колонка is_positive BOOLEAN NOT NULL UNIQE, то во все таблице может находится только две записи. В таком случае недостатка данных нужно выводить сообщение о невозможности добавления записей в таблицу и продолжить генерацию.</text:span></text:p>
      <text:p text:style-name="P27">Нужно так же учитывать, что в таблицах уже могут содержаться данные, тогда они должны учитываться при генерации новых данных.</text:p>
      <text:p text:style-name="P25"/>
      <text:p text:style-name="P25"/>
      <text:p text:style-name="P26">Я не знаю как проверять ограничение UNIQUE на несколько колонок. </text:p>
      <text:p text:style-name="P26"/>
      <text:p text:style-name="P26"/>
      <text:p text:style-name="P28">Заполнение шаблонов записей — частично уже добавленные записи в которых присутствуют не все колонки — они и будут добавляться</text:p>
      <text:p text:style-name="P28"/>
      <text:p text:style-name="P29">настройки генерации:</text:p>
      <text:list text:style-name="L1">
        <text:list-item>
          <text:p text:style-name="P31"><text:span text:style-name="T28">можно исключить таблицу из графа (с отображением какие таблицы так же будут исключены из за связей)</text:span></text:p>
        </text:list-item>
        <text:list-item>
          <text:p text:style-name="P30">отмена генерации даннных для таблицы.</text:p>
        </text:list-item>
        <text:list-item>
          <text:p text:style-name="P30">Шаблоны для генерации данных — файлы, на основе которых будут генерироваться данные. <text:span text:style-name="T29">Например</text:span></text:p>
        </text:list-item>
      </text:list>
      <text:p text:style-name="P32"/>
      <text:p text:style-name="Code">CREATE TABLE peoples (</text:p>
      <text:p text:style-name="Code"><text:tab/>id SERIAL PRIMARY KEY</text:p>
      <text:p text:style-name="Code">);</text:p>
      <text:p text:style-name="Code">CREATE TABLE relations (</text:p>
      <text:p text:style-name="Code"><text:tab/>id SERIAL PRIMARY KEY,</text:p>
      <text:p text:style-name="Code"><text:tab/>parent_id INTEGER NOT NULL REFERENCES peoples(id),</text:p>
      <text:p text:style-name="Code"><text:tab/>child_id INTEGER NOT NULL REFERENCES peoples(id),</text:p>
      <text:p text:style-name="Code"><text:tab/>UNIQUE(parent_id, child_id)</text:p>
      <text:p text:style-name="Code">);</text:p>
      <text:p text:style-name="Code">Тогда файл шаблона relations.csv.tpl будет выглядеть так:</text:p>
      <text:p text:style-name="P32"/>
      <text:p text:style-name="Code"><text:soft-page-break/>{{- $parent_1 := anyof(peoples) }}</text:p>
      <text:p text:style-name="Code">{{- $parent_2 := anyof(peoples, except($parent_1)) }}</text:p>
      <text:p text:style-name="Code">{{- $child := anyof(peoples, except($parent_1, $parent_2)) }}</text:p>
      <text:p text:style-name="Code">parent_id, child_id</text:p>
      <text:p text:style-name="Code">{{$parent_1}}, {{$child}}</text:p>
      <text:p text:style-name="Code">{{$parent_2}}, {{$child}}</text:p>
      <text:p text:style-name="Code"/>
      <text:p text:style-name="P33">Может тогда стоит и сами запросы генерировать из шаблонов?</text:p>
      <text:p text:style-name="P33">И данные тоже генерировать из шаблонов?</text:p>
      <text:p text:style-name="P34"/>
      <text:p text:style-name="P34">INSERT INTO {{.table}} VALUES ({{.columns | join }}) INSERT</text:p>
      <text:p text:style-name="P34">{{- for $idx, $record := range .records}}</text:p>
      <text:p text:style-name="P34">({{$record | join}}),</text:p>
      <text:p text:style-name="P34">{{- end}} </text:p>
      <text:p text:style-name="P34"/>
      <text:p text:style-name="P35">nextval</text:p>
      <text:p text:style-name="P35"/>
      <text:p text:style-name="P35"/>
      <text:p text:style-name="P36">генерация шаблонов?</text:p>
      <text:p text:style-name="P36">Какой должен быть порядок генерации значений, какое условие генерации, подсказки генерации, направление генерации, органичение, конечное условие</text:p>
      <text:p text:style-name="P36"/>
      <text:p text:style-name="P37">id, parent_id, child_id</text:p>
      <text:p text:style-name="P37">{{ uniq(parent_id, child_id) }}</text:p>
      <text:p text:style-name="P37"/>
      <text:p text:style-name="P37">требования: для инта должны быть значения 0, -1, 1</text:p>
      <text:p text:style-name="P37">для TEXT должны быть значения «», длиной 1024</text:p>
      <text:p text:style-name="P37">для VARCHAR(256) должны быть значения «», len(256)</text:p>
      <text:p text:style-name="P37">для NULL-able должно быть значение NULL</text:p>
      <text:p text:style-name="P38">для всех, кто не UNIQUE должен быть дубликат</text:p>
      <text:p text:style-name="P38">для ENUM, BOOLEAN должны быть все его значения</text:p>
      <text:p text:style-name="P38">для JSON «null»</text:p>
      <text:p text:style-name="P38">для REAL Infinity, -Infinity, NaN</text:p>
      <text:p text:style-name="P38"/>
      <text:p text:style-name="Code"/>
      <text:p text:style-name="P7">CREATE TABLE <text:span text:style-name="T31">users</text:span> (</text:p>
      <text:p text:style-name="Code"><text:s text:c="4"/>id SERIAL PRIMARY KEY, </text:p>
      <text:p text:style-name="Code"><text:s text:c="4"/>name VARCHAR(50) NOT NULL,</text:p>
      <text:p text:style-name="Code"><text:s text:c="4"/>age INT,</text:p>
      <text:p text:style-name="Code"><text:s text:c="4"/>email VARCHAR(100) UNIQUE,</text:p>
      <text:p text:style-name="Code"><text:s text:c="4"/>phone CHAR(10),</text:p>
      <text:p text:style-name="Code"><text:s text:c="4"/>is_active BOOLEAN DEFAULT true,</text:p>
      <text:p text:style-name="Code"><text:s text:c="4"/>created_at TIMESTAMP DEFAULT NOW(),</text:p>
      <text:p text:style-name="Code"><text:s text:c="4"/>updated_at TIMESTAMP,</text:p>
      <text:p text:style-name="Code"><text:s text:c="4"/>address TEXT,</text:p>
      <text:p text:style-name="Code"><text:s text:c="4"/><text:span text:style-name="T31">location_id INTEGER REFERENCES location(id)</text:span></text:p>
      <text:p text:style-name="Code">);</text:p>
      <text:p text:style-name="Code"/>
      <text:p text:style-name="P9"/>
      <text:p text:style-name="P9">{{check(name).values(«», makestrlen(50))}}</text:p>
      <text:p text:style-name="P9">{{check(age).values(0,1,-1,maxint,minint)}}</text:p>
      <text:p text:style-name="P9">{{check(is_active).all()}}</text:p>
      <text:p text:style-name="P9">{{check(phone).values(«»,makestrlen(10))}}</text:p>
      <text:p text:style-name="P9">{{check(created_at).values(default,now(), now().add(hour), now().sub(hour))}}</text:p>
      <text:p text:style-name="P9">{{check(updated_at).values(now(), now().add(hour), now().sub(hour))}}</text:p>
      <text:p text:style-name="P9">{{check(address).values(«», makestrlen(1024)}}</text:p>
      <text:p text:style-name="P10">{{check(localtion_id).all()}}</text:p>
      <text:p text:style-name="P11">{{- $parent_1 := anyof(<text:span text:style-name="T32">parent_id</text:span>) }}</text:p>
      <text:p text:style-name="P11">{{- $parent_2 := anyof(<text:span text:style-name="T32">parent_id</text:span>, except($parent_1)) }}</text:p>
      <text:p text:style-name="P11">{{- $child := anyof(<text:span text:style-name="T32">child_id</text:span>, except($parent_1, $parent_2)) }}</text:p>
      <text:p text:style-name="P12">{{record(parent_id, child_id).values($parent_1, $child, $parent_2, $child)}}</text:p>
      <text:p text:style-name="P9">{{nulls(age,email,phone,is_active,created_at,updated_at,address,location_id)}}</text:p>
      <text:p text:style-name="P8">{{uniq(email)}}</text:p>
      <text:p text:style-name="Cod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roman" style:font-pitch="variable"/>
    <style:font-face style:name="Verdana1" svg:font-family="Verdana" style:font-adornments="Обычный" style:font-family-generic="swiss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true" fo:line-height="100%" fo:text-align="justify" style:justify-single-word="false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swiss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Num1" style:list-level="5" style:class="text">
      <style:paragraph-properties fo:margin-top="0.212cm" fo:margin-bottom="0.106cm" style:contextual-spacing="false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de" style:family="paragraph" style:parent-style-name="Text_20_body">
      <style:text-properties style:font-name="Verdana1" fo:font-family="Verdana" style:font-style-name="Обычный" style:font-family-generic="swiss" style:font-pitch="variable" fo:font-size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20:25:44</meta:creation-date>
    <dc:language>ru-RU</dc:language>
    <dc:date>2023-04-08T19:46:13.981942602</dc:date>
    <meta:editing-cycles>101</meta:editing-cycles>
    <meta:editing-duration>P2DT19H58M49S</meta:editing-duration>
    <meta:generator>LibreOffice/7.5.2.2$Linux_X86_64 LibreOffice_project/50$Build-2</meta:generator>
    <meta:document-statistic meta:table-count="0" meta:image-count="0" meta:object-count="2" meta:page-count="10" meta:paragraph-count="140" meta:word-count="2778" meta:character-count="21213" meta:non-whitespace-character-count="18449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row>
      <mi>O</mi>
      <mo stretchy="false">=</mo>
      <mrow>
        <mo fence="true" form="prefix" stretchy="true">(</mo>
        <mrow>
          <mrow>
            <mrow>
              <mo fence="true" form="prefix" stretchy="true">(</mo>
              <mrow>
                <mrow>
                  <mi>m</mi>
                  <mi>⋅</mi>
                  <mi>k</mi>
                </mrow>
              </mrow>
              <mo fence="true" form="postfix" stretchy="true">)</mo>
            </mrow>
            <mi>⋅</mi>
            <msup>
              <mi>n</mi>
              <mn>2</mn>
            </msup>
          </mrow>
        </mrow>
        <mo fence="true" form="postfix" stretchy="true">)</mo>
      </mrow>
    </mrow>
    <annotation encoding="StarMath 5.0">O = left (left (m ⋅ k right ) ⋅ {n} ^ {2} right 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row>
              <mo fence="true" form="prefix" stretchy="false">(</mo>
              <mrow>
                <msup>
                  <mi>m</mi>
                  <mi>n</mi>
                </msup>
              </mrow>
              <mo fence="true" form="postfix" stretchy="false">)</mo>
            </mrow>
            <mi>k</mi>
          </msup>
        </mrow>
        <mo fence="true" form="postfix" stretchy="false">)</mo>
      </mrow>
    </mrow>
    <annotation encoding="StarMath 5.0">O((m^n)^k)</annotation>
  </semantics>
</math>
</file>